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5" style:family="table-cell" style:parent-style-name="Default" style:data-style-name="N100">
      <style:text-properties fo:font-style="normal" style:font-style-asian="normal" style:font-style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 table:number-columns-repeated="2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5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5" office:value-type="string" calcext:value-type="string">
            <text:p>8063.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6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.00.0000</text:date>, <text:time style:data-style-name="N2" text:time-value="13:22:24.2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12T13:25:26.804000000</dc:date>
    <meta:editing-duration>P7DT13H49M16S</meta:editing-duration>
    <meta:editing-cycles>2990</meta:editing-cycles>
    <meta:document-statistic meta:table-count="6" meta:cell-count="17134" meta:object-count="0"/>
  </office:meta>
</office:document-meta>
</file>